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2bc6" officeooo:paragraph-rsid="00062bc6"/>
    </style:style>
    <style:style style:name="P2" style:family="paragraph" style:parent-style-name="Standard">
      <style:text-properties fo:font-weight="bold" officeooo:rsid="00062bc6" officeooo:paragraph-rsid="00062bc6" style:font-weight-asian="bold" style:font-weight-complex="bold"/>
    </style:style>
    <style:style style:name="P3" style:family="paragraph" style:parent-style-name="Standard">
      <style:text-properties fo:color="#000000" officeooo:rsid="00062bc6" officeooo:paragraph-rsid="00062bc6"/>
    </style:style>
    <style:style style:name="P4" style:family="paragraph" style:parent-style-name="Standard">
      <style:text-properties fo:color="#000000" officeooo:rsid="00062bc6" officeooo:paragraph-rsid="00062bc6"/>
    </style:style>
    <style:style style:name="P5" style:family="paragraph" style:parent-style-name="Standard">
      <style:text-properties fo:color="#c9211e" officeooo:rsid="000a9077" officeooo:paragraph-rsid="000a9077"/>
    </style:style>
    <style:style style:name="T1" style:family="text">
      <style:text-properties officeooo:rsid="0009d4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ntheon pade<text:span text:style-name="T1">22</text:span></text:p>
      <text:p text:style-name="P1"/>
      <text:p text:style-name="P3">q0 = -0.552\pm 0.068</text:p>
      <text:p text:style-name="P3">j0 = 1.31\pm 0.46</text:p>
      <text:p text:style-name="P3">s0 = 1.3^{+1.5}_{-1.1}</text:p>
      <text:p text:style-name="P3">l0 = 2.9^{+2.3}_{-1.5}</text:p>
      <text:p text:style-name="P3"/>
      <text:p text:style-name="P3">q0 = -0.55^{+0.13}_{-0.14}</text:p>
      <text:p text:style-name="P3">j0 = 1.31^{+0.92}_{-0.90}</text:p>
      <text:p text:style-name="P3">s0 = 1.3^{+1.8}_{-2.1}</text:p>
      <text:p text:style-name="P3">l0 = 2.9^{+3.3}_{-3.9}</text:p>
      <text:p text:style-name="P3"/>
      <text:p text:style-name="P3">q0 = -0.55^{+0.18}_{-0.17}</text:p>
      <text:p text:style-name="P3">j0 = 1.3^{+1.1}_{-1.1}</text:p>
      <text:p text:style-name="P3">s0 = 1.3^{+2.1}_{-2.5}</text:p>
      <text:p text:style-name="P3">l0 = 2.9^{+4.0}_{-4.9}</text:p>
      <text:p text:style-name="P3"/>
      <text:p text:style-name="P5">Xi2= 1068.0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9T13:14:35.269861191</meta:creation-date>
    <dc:date>2022-02-26T17:40:42.639309996</dc:date>
    <meta:editing-duration>PT8M41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42" meta:character-count="295" meta:non-whitespace-character-count="267"/>
  </office:meta>
</office:document-meta>
</file>